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89cm"/>
    </style:style>
    <style:style style:name="co3" style:family="table-column">
      <style:table-column-properties fo:break-before="auto" style:column-width="0.885cm"/>
    </style:style>
    <style:style style:name="co4" style:family="table-column">
      <style:table-column-properties fo:break-before="auto" style:column-width="0.995cm"/>
    </style:style>
    <style:style style:name="co6" style:family="table-column">
      <style:table-column-properties fo:break-before="auto" style:column-width="1.416cm"/>
    </style:style>
    <style:style style:name="co7" style:family="table-column">
      <style:table-column-properties fo:break-before="auto" style:column-width="1.505cm"/>
    </style:style>
    <style:style style:name="co8" style:family="table-column">
      <style:table-column-properties fo:break-before="auto" style:column-width="1.085cm"/>
    </style:style>
    <style:style style:name="co9" style:family="table-column">
      <style:table-column-properties fo:break-before="auto" style:column-width="1.261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74cm" fo:break-before="auto" style:use-optimal-row-height="true"/>
    </style:style>
    <style:style style:name="ro3" style:family="table-row">
      <style:table-row-properties style:row-height="0.67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"/>
    <style:style style:name="ce3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number-columns-repeated="7" table:default-cell-style-name="Default"/>
        <table:table-column table:style-name="co9" table:number-columns-repeated="7" table:default-cell-style-name="Default"/>
        <table:table-row table:style-name="ro2">
          <table:table-cell table:formula="of:=2*126" office:value-type="float" office:value="252">
            <text:p>252</text:p>
          </table:table-cell>
          <table:table-cell office:value-type="string">
            <text:p>lag offset</text:p>
          </table:table-cell>
          <table:table-cell table:number-columns-repeated="17"/>
        </table:table-row>
        <table:table-row table:style-name="ro2">
          <table:table-cell table:formula="of:=14*4" office:value-type="float" office:value="56">
            <text:p>56</text:p>
          </table:table-cell>
          <table:table-cell office:value-type="string">
            <text:p>time offset</text:p>
          </table:table-cell>
          <table:table-cell table:number-columns-repeated="17"/>
        </table:table-row>
        <table:table-row table:style-name="ro2">
          <table:table-cell table:formula="of:=100/(2*[.A1]*[.A2])" office:value-type="float" office:value="0.00354308390022676">
            <text:p>0,0035430839</text:p>
          </table:table-cell>
          <table:table-cell office:value-type="string">
            <text:p>normalization factor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3">
          <table:table-cell table:number-columns-repeated="4"/>
          <table:table-cell table:style-name="ce3" office:value-type="string">
            <text:p>Send Ack when value &gt;= 100</text:p>
          </table:table-cell>
          <table:table-cell table:number-columns-repeated="14"/>
        </table:table-row>
        <table:table-row table:style-name="ro1">
          <table:table-cell table:style-name="ce1"/>
          <table:table-cell table:style-name="ce1" office:value-type="string">
            <text:p>lag</text:p>
          </table:table-cell>
          <table:table-cell table:style-name="ce1"/>
          <table:table-cell/>
          <table:table-cell table:style-name="ce1" table:number-columns-repeated="11"/>
          <table:table-cell table:number-columns-repeated="4"/>
        </table:table-row>
        <table:table-row table:style-name="ro1">
          <table:table-cell table:style-name="ce1" office:value-type="string">
            <text:p>time</text:p>
          </table:table-cell>
          <table:table-cell table:style-name="ce1" office:value-type="float" office:value="0">
            <text:p>0</text:p>
          </table:table-cell>
          <table:table-cell table:style-name="ce1" table:formula="of:=[.B7]+20" office:value-type="float" office:value="20">
            <text:p>20</text:p>
          </table:table-cell>
          <table:table-cell table:formula="of:=[.C7]+20" office:value-type="float" office:value="40">
            <text:p>40</text:p>
          </table:table-cell>
          <table:table-cell table:style-name="ce1" table:formula="of:=[.D7]+20" office:value-type="float" office:value="60">
            <text:p>60</text:p>
          </table:table-cell>
          <table:table-cell table:style-name="ce1" table:formula="of:=[.E7]+20" office:value-type="float" office:value="80">
            <text:p>80</text:p>
          </table:table-cell>
          <table:table-cell table:style-name="ce1" table:formula="of:=[.F7]+20" office:value-type="float" office:value="100">
            <text:p>100</text:p>
          </table:table-cell>
          <table:table-cell table:style-name="ce1" table:formula="of:=[.G7]+20" office:value-type="float" office:value="120">
            <text:p>120</text:p>
          </table:table-cell>
          <table:table-cell table:style-name="ce1" table:formula="of:=[.H7]+20" office:value-type="float" office:value="140">
            <text:p>140</text:p>
          </table:table-cell>
          <table:table-cell table:style-name="ce1" table:formula="of:=[.I7]+20" office:value-type="float" office:value="160">
            <text:p>160</text:p>
          </table:table-cell>
          <table:table-cell table:style-name="ce1" table:formula="of:=[.J7]+20" office:value-type="float" office:value="180">
            <text:p>180</text:p>
          </table:table-cell>
          <table:table-cell table:style-name="ce1" table:formula="of:=[.K7]+20" office:value-type="float" office:value="200">
            <text:p>200</text:p>
          </table:table-cell>
          <table:table-cell table:style-name="ce1" table:formula="of:=[.L7]+20" office:value-type="float" office:value="220">
            <text:p>220</text:p>
          </table:table-cell>
          <table:table-cell table:style-name="ce1" table:formula="of:=[.M7]+20" office:value-type="float" office:value="240">
            <text:p>240</text:p>
          </table:table-cell>
          <table:table-cell table:style-name="ce1" table:formula="of:=[.N7]+20" office:value-type="float" office:value="260">
            <text:p>260</text:p>
          </table:table-cell>
          <table:table-cell table:style-name="ce1" table:formula="of:=[.O7]+20" office:value-type="float" office:value="280">
            <text:p>280</text:p>
          </table:table-cell>
          <table:table-cell table:number-columns-repeated="3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2" table:formula="of:=([.B$7]+[.$A$1])*([.$A8]+[.$A$2])*([.$A$3])" office:value-type="float" office:value="50">
            <text:p>50</text:p>
          </table:table-cell>
          <table:table-cell table:style-name="ce2" table:formula="of:=([.C$7]+[.$A$1])*([.$A8]+[.$A$2])*([.$A$3])" office:value-type="float" office:value="53.968253968254">
            <text:p>54</text:p>
          </table:table-cell>
          <table:table-cell table:style-name="ce2" table:formula="of:=([.D$7]+[.$A$1])*([.$A8]+[.$A$2])*([.$A$3])" office:value-type="float" office:value="57.9365079365079">
            <text:p>58</text:p>
          </table:table-cell>
          <table:table-cell table:style-name="ce2" table:formula="of:=([.E$7]+[.$A$1])*([.$A8]+[.$A$2])*([.$A$3])" office:value-type="float" office:value="61.9047619047619">
            <text:p>62</text:p>
          </table:table-cell>
          <table:table-cell table:style-name="ce2" table:formula="of:=([.F$7]+[.$A$1])*([.$A8]+[.$A$2])*([.$A$3])" office:value-type="float" office:value="65.8730158730159">
            <text:p>66</text:p>
          </table:table-cell>
          <table:table-cell table:style-name="ce2" table:formula="of:=([.G$7]+[.$A$1])*([.$A8]+[.$A$2])*([.$A$3])" office:value-type="float" office:value="69.8412698412699">
            <text:p>70</text:p>
          </table:table-cell>
          <table:table-cell table:style-name="ce2" table:formula="of:=([.H$7]+[.$A$1])*([.$A8]+[.$A$2])*([.$A$3])" office:value-type="float" office:value="73.8095238095238">
            <text:p>74</text:p>
          </table:table-cell>
          <table:table-cell table:style-name="ce2" table:formula="of:=([.I$7]+[.$A$1])*([.$A8]+[.$A$2])*([.$A$3])" office:value-type="float" office:value="77.7777777777778">
            <text:p>78</text:p>
          </table:table-cell>
          <table:table-cell table:style-name="ce2" table:formula="of:=([.J$7]+[.$A$1])*([.$A8]+[.$A$2])*([.$A$3])" office:value-type="float" office:value="81.7460317460317">
            <text:p>82</text:p>
          </table:table-cell>
          <table:table-cell table:style-name="ce2" table:formula="of:=([.K$7]+[.$A$1])*([.$A8]+[.$A$2])*([.$A$3])" office:value-type="float" office:value="85.7142857142857">
            <text:p>86</text:p>
          </table:table-cell>
          <table:table-cell table:style-name="ce2" table:formula="of:=([.L$7]+[.$A$1])*([.$A8]+[.$A$2])*([.$A$3])" office:value-type="float" office:value="89.6825396825397">
            <text:p>90</text:p>
          </table:table-cell>
          <table:table-cell table:style-name="ce2" table:formula="of:=([.M$7]+[.$A$1])*([.$A8]+[.$A$2])*([.$A$3])" office:value-type="float" office:value="93.6507936507937">
            <text:p>94</text:p>
          </table:table-cell>
          <table:table-cell table:style-name="ce2" table:formula="of:=([.N$7]+[.$A$1])*([.$A8]+[.$A$2])*([.$A$3])" office:value-type="float" office:value="97.6190476190476">
            <text:p>98</text:p>
          </table:table-cell>
          <table:table-cell table:style-name="ce2" table:formula="of:=([.O$7]+[.$A$1])*([.$A8]+[.$A$2])*([.$A$3])" office:value-type="float" office:value="101.587301587302">
            <text:p>102</text:p>
          </table:table-cell>
          <table:table-cell table:style-name="ce2" table:formula="of:=([.P$7]+[.$A$1])*([.$A8]+[.$A$2])*([.$A$3])" office:value-type="float" office:value="105.555555555556">
            <text:p>106</text:p>
          </table:table-cell>
          <table:table-cell table:number-columns-repeated="3"/>
        </table:table-row>
        <table:table-row table:style-name="ro1">
          <table:table-cell table:style-name="ce1" table:formula="of:=[.A8]+2" office:value-type="float" office:value="2">
            <text:p>2</text:p>
          </table:table-cell>
          <table:table-cell table:style-name="ce2" table:formula="of:=([.B$7]+[.$A$1])*([.$A9]+[.$A$2])*([.$A$3])" office:value-type="float" office:value="51.7857142857143">
            <text:p>52</text:p>
          </table:table-cell>
          <table:table-cell table:style-name="ce2" table:formula="of:=([.C$7]+[.$A$1])*([.$A9]+[.$A$2])*([.$A$3])" office:value-type="float" office:value="55.8956916099773">
            <text:p>56</text:p>
          </table:table-cell>
          <table:table-cell table:style-name="ce2" table:formula="of:=([.D$7]+[.$A$1])*([.$A9]+[.$A$2])*([.$A$3])" office:value-type="float" office:value="60.0056689342404">
            <text:p>60</text:p>
          </table:table-cell>
          <table:table-cell table:style-name="ce2" table:formula="of:=([.E$7]+[.$A$1])*([.$A9]+[.$A$2])*([.$A$3])" office:value-type="float" office:value="64.1156462585034">
            <text:p>64</text:p>
          </table:table-cell>
          <table:table-cell table:style-name="ce2" table:formula="of:=([.F$7]+[.$A$1])*([.$A9]+[.$A$2])*([.$A$3])" office:value-type="float" office:value="68.2256235827664">
            <text:p>68</text:p>
          </table:table-cell>
          <table:table-cell table:style-name="ce2" table:formula="of:=([.G$7]+[.$A$1])*([.$A9]+[.$A$2])*([.$A$3])" office:value-type="float" office:value="72.3356009070295">
            <text:p>72</text:p>
          </table:table-cell>
          <table:table-cell table:style-name="ce2" table:formula="of:=([.H$7]+[.$A$1])*([.$A9]+[.$A$2])*([.$A$3])" office:value-type="float" office:value="76.4455782312925">
            <text:p>76</text:p>
          </table:table-cell>
          <table:table-cell table:style-name="ce2" table:formula="of:=([.I$7]+[.$A$1])*([.$A9]+[.$A$2])*([.$A$3])" office:value-type="float" office:value="80.5555555555556">
            <text:p>81</text:p>
          </table:table-cell>
          <table:table-cell table:style-name="ce2" table:formula="of:=([.J$7]+[.$A$1])*([.$A9]+[.$A$2])*([.$A$3])" office:value-type="float" office:value="84.6655328798186">
            <text:p>85</text:p>
          </table:table-cell>
          <table:table-cell table:style-name="ce2" table:formula="of:=([.K$7]+[.$A$1])*([.$A9]+[.$A$2])*([.$A$3])" office:value-type="float" office:value="88.7755102040816">
            <text:p>89</text:p>
          </table:table-cell>
          <table:table-cell table:style-name="ce2" table:formula="of:=([.L$7]+[.$A$1])*([.$A9]+[.$A$2])*([.$A$3])" office:value-type="float" office:value="92.8854875283447">
            <text:p>93</text:p>
          </table:table-cell>
          <table:table-cell table:style-name="ce2" table:formula="of:=([.M$7]+[.$A$1])*([.$A9]+[.$A$2])*([.$A$3])" office:value-type="float" office:value="96.9954648526077">
            <text:p>97</text:p>
          </table:table-cell>
          <table:table-cell table:style-name="ce2" table:formula="of:=([.N$7]+[.$A$1])*([.$A9]+[.$A$2])*([.$A$3])" office:value-type="float" office:value="101.105442176871">
            <text:p>101</text:p>
          </table:table-cell>
          <table:table-cell table:style-name="ce2" table:formula="of:=([.O$7]+[.$A$1])*([.$A9]+[.$A$2])*([.$A$3])" office:value-type="float" office:value="105.215419501134">
            <text:p>105</text:p>
          </table:table-cell>
          <table:table-cell table:style-name="ce2" table:formula="of:=([.P$7]+[.$A$1])*([.$A9]+[.$A$2])*([.$A$3])" office:value-type="float" office:value="109.325396825397">
            <text:p>109</text:p>
          </table:table-cell>
          <table:table-cell table:number-columns-repeated="3"/>
        </table:table-row>
        <table:table-row table:style-name="ro1">
          <table:table-cell table:style-name="ce1" table:formula="of:=[.A9]+2" office:value-type="float" office:value="4">
            <text:p>4</text:p>
          </table:table-cell>
          <table:table-cell table:style-name="ce2" table:formula="of:=([.B$7]+[.$A$1])*([.$A10]+[.$A$2])*([.$A$3])" office:value-type="float" office:value="53.5714285714286">
            <text:p>54</text:p>
          </table:table-cell>
          <table:table-cell table:style-name="ce2" table:formula="of:=([.C$7]+[.$A$1])*([.$A10]+[.$A$2])*([.$A$3])" office:value-type="float" office:value="57.8231292517007">
            <text:p>58</text:p>
          </table:table-cell>
          <table:table-cell table:style-name="ce2" table:formula="of:=([.D$7]+[.$A$1])*([.$A10]+[.$A$2])*([.$A$3])" office:value-type="float" office:value="62.0748299319728">
            <text:p>62</text:p>
          </table:table-cell>
          <table:table-cell table:style-name="ce2" table:formula="of:=([.E$7]+[.$A$1])*([.$A10]+[.$A$2])*([.$A$3])" office:value-type="float" office:value="66.3265306122449">
            <text:p>66</text:p>
          </table:table-cell>
          <table:table-cell table:style-name="ce2" table:formula="of:=([.F$7]+[.$A$1])*([.$A10]+[.$A$2])*([.$A$3])" office:value-type="float" office:value="70.578231292517">
            <text:p>71</text:p>
          </table:table-cell>
          <table:table-cell table:style-name="ce2" table:formula="of:=([.G$7]+[.$A$1])*([.$A10]+[.$A$2])*([.$A$3])" office:value-type="float" office:value="74.8299319727891">
            <text:p>75</text:p>
          </table:table-cell>
          <table:table-cell table:style-name="ce2" table:formula="of:=([.H$7]+[.$A$1])*([.$A10]+[.$A$2])*([.$A$3])" office:value-type="float" office:value="79.0816326530612">
            <text:p>79</text:p>
          </table:table-cell>
          <table:table-cell table:style-name="ce2" table:formula="of:=([.I$7]+[.$A$1])*([.$A10]+[.$A$2])*([.$A$3])" office:value-type="float" office:value="83.3333333333333">
            <text:p>83</text:p>
          </table:table-cell>
          <table:table-cell table:style-name="ce2" table:formula="of:=([.J$7]+[.$A$1])*([.$A10]+[.$A$2])*([.$A$3])" office:value-type="float" office:value="87.5850340136055">
            <text:p>88</text:p>
          </table:table-cell>
          <table:table-cell table:style-name="ce2" table:formula="of:=([.K$7]+[.$A$1])*([.$A10]+[.$A$2])*([.$A$3])" office:value-type="float" office:value="91.8367346938776">
            <text:p>92</text:p>
          </table:table-cell>
          <table:table-cell table:style-name="ce2" table:formula="of:=([.L$7]+[.$A$1])*([.$A10]+[.$A$2])*([.$A$3])" office:value-type="float" office:value="96.0884353741497">
            <text:p>96</text:p>
          </table:table-cell>
          <table:table-cell table:style-name="ce2" table:formula="of:=([.M$7]+[.$A$1])*([.$A10]+[.$A$2])*([.$A$3])" office:value-type="float" office:value="100.340136054422">
            <text:p>100</text:p>
          </table:table-cell>
          <table:table-cell table:style-name="ce2" table:formula="of:=([.N$7]+[.$A$1])*([.$A10]+[.$A$2])*([.$A$3])" office:value-type="float" office:value="104.591836734694">
            <text:p>105</text:p>
          </table:table-cell>
          <table:table-cell table:style-name="ce2" table:formula="of:=([.O$7]+[.$A$1])*([.$A10]+[.$A$2])*([.$A$3])" office:value-type="float" office:value="108.843537414966">
            <text:p>109</text:p>
          </table:table-cell>
          <table:table-cell table:style-name="ce2" table:formula="of:=([.P$7]+[.$A$1])*([.$A10]+[.$A$2])*([.$A$3])" office:value-type="float" office:value="113.095238095238">
            <text:p>113</text:p>
          </table:table-cell>
          <table:table-cell table:number-columns-repeated="3"/>
        </table:table-row>
        <table:table-row table:style-name="ro1">
          <table:table-cell table:style-name="ce1" table:formula="of:=[.A10]+2" office:value-type="float" office:value="6">
            <text:p>6</text:p>
          </table:table-cell>
          <table:table-cell table:style-name="ce2" table:formula="of:=([.B$7]+[.$A$1])*([.$A11]+[.$A$2])*([.$A$3])" office:value-type="float" office:value="55.3571428571429">
            <text:p>55</text:p>
          </table:table-cell>
          <table:table-cell table:style-name="ce2" table:formula="of:=([.C$7]+[.$A$1])*([.$A11]+[.$A$2])*([.$A$3])" office:value-type="float" office:value="59.750566893424">
            <text:p>60</text:p>
          </table:table-cell>
          <table:table-cell table:style-name="ce2" table:formula="of:=([.D$7]+[.$A$1])*([.$A11]+[.$A$2])*([.$A$3])" office:value-type="float" office:value="64.1439909297052">
            <text:p>64</text:p>
          </table:table-cell>
          <table:table-cell table:style-name="ce2" table:formula="of:=([.E$7]+[.$A$1])*([.$A11]+[.$A$2])*([.$A$3])" office:value-type="float" office:value="68.5374149659864">
            <text:p>69</text:p>
          </table:table-cell>
          <table:table-cell table:style-name="ce2" table:formula="of:=([.F$7]+[.$A$1])*([.$A11]+[.$A$2])*([.$A$3])" office:value-type="float" office:value="72.9308390022676">
            <text:p>73</text:p>
          </table:table-cell>
          <table:table-cell table:style-name="ce2" table:formula="of:=([.G$7]+[.$A$1])*([.$A11]+[.$A$2])*([.$A$3])" office:value-type="float" office:value="77.3242630385488">
            <text:p>77</text:p>
          </table:table-cell>
          <table:table-cell table:style-name="ce2" table:formula="of:=([.H$7]+[.$A$1])*([.$A11]+[.$A$2])*([.$A$3])" office:value-type="float" office:value="81.7176870748299">
            <text:p>82</text:p>
          </table:table-cell>
          <table:table-cell table:style-name="ce2" table:formula="of:=([.I$7]+[.$A$1])*([.$A11]+[.$A$2])*([.$A$3])" office:value-type="float" office:value="86.1111111111111">
            <text:p>86</text:p>
          </table:table-cell>
          <table:table-cell table:style-name="ce2" table:formula="of:=([.J$7]+[.$A$1])*([.$A11]+[.$A$2])*([.$A$3])" office:value-type="float" office:value="90.5045351473923">
            <text:p>91</text:p>
          </table:table-cell>
          <table:table-cell table:style-name="ce2" table:formula="of:=([.K$7]+[.$A$1])*([.$A11]+[.$A$2])*([.$A$3])" office:value-type="float" office:value="94.8979591836735">
            <text:p>95</text:p>
          </table:table-cell>
          <table:table-cell table:style-name="ce2" table:formula="of:=([.L$7]+[.$A$1])*([.$A11]+[.$A$2])*([.$A$3])" office:value-type="float" office:value="99.2913832199547">
            <text:p>99</text:p>
          </table:table-cell>
          <table:table-cell table:style-name="ce2" table:formula="of:=([.M$7]+[.$A$1])*([.$A11]+[.$A$2])*([.$A$3])" office:value-type="float" office:value="103.684807256236">
            <text:p>104</text:p>
          </table:table-cell>
          <table:table-cell table:style-name="ce2" table:formula="of:=([.N$7]+[.$A$1])*([.$A11]+[.$A$2])*([.$A$3])" office:value-type="float" office:value="108.078231292517">
            <text:p>108</text:p>
          </table:table-cell>
          <table:table-cell table:style-name="ce2" table:formula="of:=([.O$7]+[.$A$1])*([.$A11]+[.$A$2])*([.$A$3])" office:value-type="float" office:value="112.471655328798">
            <text:p>112</text:p>
          </table:table-cell>
          <table:table-cell table:style-name="ce2" table:formula="of:=([.P$7]+[.$A$1])*([.$A11]+[.$A$2])*([.$A$3])" office:value-type="float" office:value="116.865079365079">
            <text:p>117</text:p>
          </table:table-cell>
          <table:table-cell table:number-columns-repeated="3"/>
        </table:table-row>
        <table:table-row table:style-name="ro1">
          <table:table-cell table:style-name="ce1" table:formula="of:=[.A11]+2" office:value-type="float" office:value="8">
            <text:p>8</text:p>
          </table:table-cell>
          <table:table-cell table:style-name="ce2" table:formula="of:=([.B$7]+[.$A$1])*([.$A12]+[.$A$2])*([.$A$3])" office:value-type="float" office:value="57.1428571428571">
            <text:p>57</text:p>
          </table:table-cell>
          <table:table-cell table:style-name="ce2" table:formula="of:=([.C$7]+[.$A$1])*([.$A12]+[.$A$2])*([.$A$3])" office:value-type="float" office:value="61.6780045351474">
            <text:p>62</text:p>
          </table:table-cell>
          <table:table-cell table:style-name="ce2" table:formula="of:=([.D$7]+[.$A$1])*([.$A12]+[.$A$2])*([.$A$3])" office:value-type="float" office:value="66.2131519274377">
            <text:p>66</text:p>
          </table:table-cell>
          <table:table-cell table:style-name="ce2" table:formula="of:=([.E$7]+[.$A$1])*([.$A12]+[.$A$2])*([.$A$3])" office:value-type="float" office:value="70.7482993197279">
            <text:p>71</text:p>
          </table:table-cell>
          <table:table-cell table:style-name="ce2" table:formula="of:=([.F$7]+[.$A$1])*([.$A12]+[.$A$2])*([.$A$3])" office:value-type="float" office:value="75.2834467120182">
            <text:p>75</text:p>
          </table:table-cell>
          <table:table-cell table:style-name="ce2" table:formula="of:=([.G$7]+[.$A$1])*([.$A12]+[.$A$2])*([.$A$3])" office:value-type="float" office:value="79.8185941043084">
            <text:p>80</text:p>
          </table:table-cell>
          <table:table-cell table:style-name="ce2" table:formula="of:=([.H$7]+[.$A$1])*([.$A12]+[.$A$2])*([.$A$3])" office:value-type="float" office:value="84.3537414965986">
            <text:p>84</text:p>
          </table:table-cell>
          <table:table-cell table:style-name="ce2" table:formula="of:=([.I$7]+[.$A$1])*([.$A12]+[.$A$2])*([.$A$3])" office:value-type="float" office:value="88.8888888888889">
            <text:p>89</text:p>
          </table:table-cell>
          <table:table-cell table:style-name="ce2" table:formula="of:=([.J$7]+[.$A$1])*([.$A12]+[.$A$2])*([.$A$3])" office:value-type="float" office:value="93.4240362811791">
            <text:p>93</text:p>
          </table:table-cell>
          <table:table-cell table:style-name="ce2" table:formula="of:=([.K$7]+[.$A$1])*([.$A12]+[.$A$2])*([.$A$3])" office:value-type="float" office:value="97.9591836734694">
            <text:p>98</text:p>
          </table:table-cell>
          <table:table-cell table:style-name="ce2" table:formula="of:=([.L$7]+[.$A$1])*([.$A12]+[.$A$2])*([.$A$3])" office:value-type="float" office:value="102.49433106576">
            <text:p>102</text:p>
          </table:table-cell>
          <table:table-cell table:style-name="ce2" table:formula="of:=([.M$7]+[.$A$1])*([.$A12]+[.$A$2])*([.$A$3])" office:value-type="float" office:value="107.02947845805">
            <text:p>107</text:p>
          </table:table-cell>
          <table:table-cell table:style-name="ce2" table:formula="of:=([.N$7]+[.$A$1])*([.$A12]+[.$A$2])*([.$A$3])" office:value-type="float" office:value="111.56462585034">
            <text:p>112</text:p>
          </table:table-cell>
          <table:table-cell table:style-name="ce2" table:formula="of:=([.O$7]+[.$A$1])*([.$A12]+[.$A$2])*([.$A$3])" office:value-type="float" office:value="116.09977324263">
            <text:p>116</text:p>
          </table:table-cell>
          <table:table-cell table:style-name="ce2" table:formula="of:=([.P$7]+[.$A$1])*([.$A12]+[.$A$2])*([.$A$3])" office:value-type="float" office:value="120.634920634921">
            <text:p>121</text:p>
          </table:table-cell>
          <table:table-cell table:number-columns-repeated="3"/>
        </table:table-row>
        <table:table-row table:style-name="ro1">
          <table:table-cell table:style-name="ce1" table:formula="of:=[.A12]+2" office:value-type="float" office:value="10">
            <text:p>10</text:p>
          </table:table-cell>
          <table:table-cell table:style-name="ce2" table:formula="of:=([.B$7]+[.$A$1])*([.$A13]+[.$A$2])*([.$A$3])" office:value-type="float" office:value="58.9285714285714">
            <text:p>59</text:p>
          </table:table-cell>
          <table:table-cell table:style-name="ce2" table:formula="of:=([.C$7]+[.$A$1])*([.$A13]+[.$A$2])*([.$A$3])" office:value-type="float" office:value="63.6054421768708">
            <text:p>64</text:p>
          </table:table-cell>
          <table:table-cell table:style-name="ce2" table:formula="of:=([.D$7]+[.$A$1])*([.$A13]+[.$A$2])*([.$A$3])" office:value-type="float" office:value="68.2823129251701">
            <text:p>68</text:p>
          </table:table-cell>
          <table:table-cell table:style-name="ce2" table:formula="of:=([.E$7]+[.$A$1])*([.$A13]+[.$A$2])*([.$A$3])" office:value-type="float" office:value="72.9591836734694">
            <text:p>73</text:p>
          </table:table-cell>
          <table:table-cell table:style-name="ce2" table:formula="of:=([.F$7]+[.$A$1])*([.$A13]+[.$A$2])*([.$A$3])" office:value-type="float" office:value="77.6360544217687">
            <text:p>78</text:p>
          </table:table-cell>
          <table:table-cell table:style-name="ce2" table:formula="of:=([.G$7]+[.$A$1])*([.$A13]+[.$A$2])*([.$A$3])" office:value-type="float" office:value="82.312925170068">
            <text:p>82</text:p>
          </table:table-cell>
          <table:table-cell table:style-name="ce2" table:formula="of:=([.H$7]+[.$A$1])*([.$A13]+[.$A$2])*([.$A$3])" office:value-type="float" office:value="86.9897959183674">
            <text:p>87</text:p>
          </table:table-cell>
          <table:table-cell table:style-name="ce2" table:formula="of:=([.I$7]+[.$A$1])*([.$A13]+[.$A$2])*([.$A$3])" office:value-type="float" office:value="91.6666666666667">
            <text:p>92</text:p>
          </table:table-cell>
          <table:table-cell table:style-name="ce2" table:formula="of:=([.J$7]+[.$A$1])*([.$A13]+[.$A$2])*([.$A$3])" office:value-type="float" office:value="96.343537414966">
            <text:p>96</text:p>
          </table:table-cell>
          <table:table-cell table:style-name="ce2" table:formula="of:=([.K$7]+[.$A$1])*([.$A13]+[.$A$2])*([.$A$3])" office:value-type="float" office:value="101.020408163265">
            <text:p>101</text:p>
          </table:table-cell>
          <table:table-cell table:style-name="ce2" table:formula="of:=([.L$7]+[.$A$1])*([.$A13]+[.$A$2])*([.$A$3])" office:value-type="float" office:value="105.697278911565">
            <text:p>106</text:p>
          </table:table-cell>
          <table:table-cell table:style-name="ce2" table:formula="of:=([.M$7]+[.$A$1])*([.$A13]+[.$A$2])*([.$A$3])" office:value-type="float" office:value="110.374149659864">
            <text:p>110</text:p>
          </table:table-cell>
          <table:table-cell table:style-name="ce2" table:formula="of:=([.N$7]+[.$A$1])*([.$A13]+[.$A$2])*([.$A$3])" office:value-type="float" office:value="115.051020408163">
            <text:p>115</text:p>
          </table:table-cell>
          <table:table-cell table:style-name="ce2" table:formula="of:=([.O$7]+[.$A$1])*([.$A13]+[.$A$2])*([.$A$3])" office:value-type="float" office:value="119.727891156463">
            <text:p>120</text:p>
          </table:table-cell>
          <table:table-cell table:style-name="ce2" table:formula="of:=([.P$7]+[.$A$1])*([.$A13]+[.$A$2])*([.$A$3])" office:value-type="float" office:value="124.404761904762">
            <text:p>124</text:p>
          </table:table-cell>
          <table:table-cell table:number-columns-repeated="3"/>
        </table:table-row>
        <table:table-row table:style-name="ro1">
          <table:table-cell table:style-name="ce1" table:formula="of:=[.A13]+2" office:value-type="float" office:value="12">
            <text:p>12</text:p>
          </table:table-cell>
          <table:table-cell table:style-name="ce2" table:formula="of:=([.B$7]+[.$A$1])*([.$A14]+[.$A$2])*([.$A$3])" office:value-type="float" office:value="60.7142857142857">
            <text:p>61</text:p>
          </table:table-cell>
          <table:table-cell table:style-name="ce2" table:formula="of:=([.C$7]+[.$A$1])*([.$A14]+[.$A$2])*([.$A$3])" office:value-type="float" office:value="65.5328798185941">
            <text:p>66</text:p>
          </table:table-cell>
          <table:table-cell table:style-name="ce2" table:formula="of:=([.D$7]+[.$A$1])*([.$A14]+[.$A$2])*([.$A$3])" office:value-type="float" office:value="70.3514739229025">
            <text:p>70</text:p>
          </table:table-cell>
          <table:table-cell table:style-name="ce2" table:formula="of:=([.E$7]+[.$A$1])*([.$A14]+[.$A$2])*([.$A$3])" office:value-type="float" office:value="75.1700680272109">
            <text:p>75</text:p>
          </table:table-cell>
          <table:table-cell table:style-name="ce2" table:formula="of:=([.F$7]+[.$A$1])*([.$A14]+[.$A$2])*([.$A$3])" office:value-type="float" office:value="79.9886621315193">
            <text:p>80</text:p>
          </table:table-cell>
          <table:table-cell table:style-name="ce2" table:formula="of:=([.G$7]+[.$A$1])*([.$A14]+[.$A$2])*([.$A$3])" office:value-type="float" office:value="84.8072562358277">
            <text:p>85</text:p>
          </table:table-cell>
          <table:table-cell table:style-name="ce2" table:formula="of:=([.H$7]+[.$A$1])*([.$A14]+[.$A$2])*([.$A$3])" office:value-type="float" office:value="89.6258503401361">
            <text:p>90</text:p>
          </table:table-cell>
          <table:table-cell table:style-name="ce2" table:formula="of:=([.I$7]+[.$A$1])*([.$A14]+[.$A$2])*([.$A$3])" office:value-type="float" office:value="94.4444444444444">
            <text:p>94</text:p>
          </table:table-cell>
          <table:table-cell table:style-name="ce2" table:formula="of:=([.J$7]+[.$A$1])*([.$A14]+[.$A$2])*([.$A$3])" office:value-type="float" office:value="99.2630385487528">
            <text:p>99</text:p>
          </table:table-cell>
          <table:table-cell table:style-name="ce2" table:formula="of:=([.K$7]+[.$A$1])*([.$A14]+[.$A$2])*([.$A$3])" office:value-type="float" office:value="104.081632653061">
            <text:p>104</text:p>
          </table:table-cell>
          <table:table-cell table:style-name="ce2" table:formula="of:=([.L$7]+[.$A$1])*([.$A14]+[.$A$2])*([.$A$3])" office:value-type="float" office:value="108.90022675737">
            <text:p>109</text:p>
          </table:table-cell>
          <table:table-cell table:style-name="ce2" table:formula="of:=([.M$7]+[.$A$1])*([.$A14]+[.$A$2])*([.$A$3])" office:value-type="float" office:value="113.718820861678">
            <text:p>114</text:p>
          </table:table-cell>
          <table:table-cell table:style-name="ce2" table:formula="of:=([.N$7]+[.$A$1])*([.$A14]+[.$A$2])*([.$A$3])" office:value-type="float" office:value="118.537414965986">
            <text:p>119</text:p>
          </table:table-cell>
          <table:table-cell table:style-name="ce2" table:formula="of:=([.O$7]+[.$A$1])*([.$A14]+[.$A$2])*([.$A$3])" office:value-type="float" office:value="123.356009070295">
            <text:p>123</text:p>
          </table:table-cell>
          <table:table-cell table:style-name="ce2" table:formula="of:=([.P$7]+[.$A$1])*([.$A14]+[.$A$2])*([.$A$3])" office:value-type="float" office:value="128.174603174603">
            <text:p>128</text:p>
          </table:table-cell>
          <table:table-cell table:number-columns-repeated="3"/>
        </table:table-row>
        <table:table-row table:style-name="ro1">
          <table:table-cell table:style-name="ce1" table:formula="of:=[.A14]+2" office:value-type="float" office:value="14">
            <text:p>14</text:p>
          </table:table-cell>
          <table:table-cell table:style-name="ce2" table:formula="of:=([.B$7]+[.$A$1])*([.$A15]+[.$A$2])*([.$A$3])" office:value-type="float" office:value="62.5">
            <text:p>63</text:p>
          </table:table-cell>
          <table:table-cell table:style-name="ce2" table:formula="of:=([.C$7]+[.$A$1])*([.$A15]+[.$A$2])*([.$A$3])" office:value-type="float" office:value="67.4603174603175">
            <text:p>67</text:p>
          </table:table-cell>
          <table:table-cell table:style-name="ce2" table:formula="of:=([.D$7]+[.$A$1])*([.$A15]+[.$A$2])*([.$A$3])" office:value-type="float" office:value="72.4206349206349">
            <text:p>72</text:p>
          </table:table-cell>
          <table:table-cell table:style-name="ce2" table:formula="of:=([.E$7]+[.$A$1])*([.$A15]+[.$A$2])*([.$A$3])" office:value-type="float" office:value="77.3809523809524">
            <text:p>77</text:p>
          </table:table-cell>
          <table:table-cell table:style-name="ce2" table:formula="of:=([.F$7]+[.$A$1])*([.$A15]+[.$A$2])*([.$A$3])" office:value-type="float" office:value="82.3412698412698">
            <text:p>82</text:p>
          </table:table-cell>
          <table:table-cell table:style-name="ce2" table:formula="of:=([.G$7]+[.$A$1])*([.$A15]+[.$A$2])*([.$A$3])" office:value-type="float" office:value="87.3015873015873">
            <text:p>87</text:p>
          </table:table-cell>
          <table:table-cell table:style-name="ce2" table:formula="of:=([.H$7]+[.$A$1])*([.$A15]+[.$A$2])*([.$A$3])" office:value-type="float" office:value="92.2619047619048">
            <text:p>92</text:p>
          </table:table-cell>
          <table:table-cell table:style-name="ce2" table:formula="of:=([.I$7]+[.$A$1])*([.$A15]+[.$A$2])*([.$A$3])" office:value-type="float" office:value="97.2222222222222">
            <text:p>97</text:p>
          </table:table-cell>
          <table:table-cell table:style-name="ce2" table:formula="of:=([.J$7]+[.$A$1])*([.$A15]+[.$A$2])*([.$A$3])" office:value-type="float" office:value="102.18253968254">
            <text:p>102</text:p>
          </table:table-cell>
          <table:table-cell table:style-name="ce2" table:formula="of:=([.K$7]+[.$A$1])*([.$A15]+[.$A$2])*([.$A$3])" office:value-type="float" office:value="107.142857142857">
            <text:p>107</text:p>
          </table:table-cell>
          <table:table-cell table:style-name="ce2" table:formula="of:=([.L$7]+[.$A$1])*([.$A15]+[.$A$2])*([.$A$3])" office:value-type="float" office:value="112.103174603175">
            <text:p>112</text:p>
          </table:table-cell>
          <table:table-cell table:style-name="ce2" table:formula="of:=([.M$7]+[.$A$1])*([.$A15]+[.$A$2])*([.$A$3])" office:value-type="float" office:value="117.063492063492">
            <text:p>117</text:p>
          </table:table-cell>
          <table:table-cell table:style-name="ce2" table:formula="of:=([.N$7]+[.$A$1])*([.$A15]+[.$A$2])*([.$A$3])" office:value-type="float" office:value="122.02380952381">
            <text:p>122</text:p>
          </table:table-cell>
          <table:table-cell table:style-name="ce2" table:formula="of:=([.O$7]+[.$A$1])*([.$A15]+[.$A$2])*([.$A$3])" office:value-type="float" office:value="126.984126984127">
            <text:p>127</text:p>
          </table:table-cell>
          <table:table-cell table:style-name="ce2" table:formula="of:=([.P$7]+[.$A$1])*([.$A15]+[.$A$2])*([.$A$3])" office:value-type="float" office:value="131.944444444444">
            <text:p>132</text:p>
          </table:table-cell>
          <table:table-cell table:number-columns-repeated="3"/>
        </table:table-row>
        <table:table-row table:style-name="ro1">
          <table:table-cell table:style-name="ce1" table:formula="of:=[.A15]+2" office:value-type="float" office:value="16">
            <text:p>16</text:p>
          </table:table-cell>
          <table:table-cell table:style-name="ce2" table:formula="of:=([.B$7]+[.$A$1])*([.$A16]+[.$A$2])*([.$A$3])" office:value-type="float" office:value="64.2857142857143">
            <text:p>64</text:p>
          </table:table-cell>
          <table:table-cell table:style-name="ce2" table:formula="of:=([.C$7]+[.$A$1])*([.$A16]+[.$A$2])*([.$A$3])" office:value-type="float" office:value="69.3877551020408">
            <text:p>69</text:p>
          </table:table-cell>
          <table:table-cell table:style-name="ce2" table:formula="of:=([.D$7]+[.$A$1])*([.$A16]+[.$A$2])*([.$A$3])" office:value-type="float" office:value="74.4897959183674">
            <text:p>74</text:p>
          </table:table-cell>
          <table:table-cell table:style-name="ce2" table:formula="of:=([.E$7]+[.$A$1])*([.$A16]+[.$A$2])*([.$A$3])" office:value-type="float" office:value="79.5918367346939">
            <text:p>80</text:p>
          </table:table-cell>
          <table:table-cell table:style-name="ce2" table:formula="of:=([.F$7]+[.$A$1])*([.$A16]+[.$A$2])*([.$A$3])" office:value-type="float" office:value="84.6938775510204">
            <text:p>85</text:p>
          </table:table-cell>
          <table:table-cell table:style-name="ce2" table:formula="of:=([.G$7]+[.$A$1])*([.$A16]+[.$A$2])*([.$A$3])" office:value-type="float" office:value="89.795918367347">
            <text:p>90</text:p>
          </table:table-cell>
          <table:table-cell table:style-name="ce2" table:formula="of:=([.H$7]+[.$A$1])*([.$A16]+[.$A$2])*([.$A$3])" office:value-type="float" office:value="94.8979591836735">
            <text:p>95</text:p>
          </table:table-cell>
          <table:table-cell table:style-name="ce2" table:formula="of:=([.I$7]+[.$A$1])*([.$A16]+[.$A$2])*([.$A$3])" office:value-type="float" office:value="100">
            <text:p>100</text:p>
          </table:table-cell>
          <table:table-cell table:style-name="ce2" table:formula="of:=([.J$7]+[.$A$1])*([.$A16]+[.$A$2])*([.$A$3])" office:value-type="float" office:value="105.102040816327">
            <text:p>105</text:p>
          </table:table-cell>
          <table:table-cell table:style-name="ce2" table:formula="of:=([.K$7]+[.$A$1])*([.$A16]+[.$A$2])*([.$A$3])" office:value-type="float" office:value="110.204081632653">
            <text:p>110</text:p>
          </table:table-cell>
          <table:table-cell table:style-name="ce2" table:formula="of:=([.L$7]+[.$A$1])*([.$A16]+[.$A$2])*([.$A$3])" office:value-type="float" office:value="115.30612244898">
            <text:p>115</text:p>
          </table:table-cell>
          <table:table-cell table:style-name="ce2" table:formula="of:=([.M$7]+[.$A$1])*([.$A16]+[.$A$2])*([.$A$3])" office:value-type="float" office:value="120.408163265306">
            <text:p>120</text:p>
          </table:table-cell>
          <table:table-cell table:style-name="ce2" table:formula="of:=([.N$7]+[.$A$1])*([.$A16]+[.$A$2])*([.$A$3])" office:value-type="float" office:value="125.510204081633">
            <text:p>126</text:p>
          </table:table-cell>
          <table:table-cell table:style-name="ce2" table:formula="of:=([.O$7]+[.$A$1])*([.$A16]+[.$A$2])*([.$A$3])" office:value-type="float" office:value="130.612244897959">
            <text:p>131</text:p>
          </table:table-cell>
          <table:table-cell table:style-name="ce2" table:formula="of:=([.P$7]+[.$A$1])*([.$A16]+[.$A$2])*([.$A$3])" office:value-type="float" office:value="135.714285714286">
            <text:p>136</text:p>
          </table:table-cell>
          <table:table-cell table:number-columns-repeated="3"/>
        </table:table-row>
        <table:table-row table:style-name="ro1">
          <table:table-cell table:style-name="ce1" table:formula="of:=[.A16]+2" office:value-type="float" office:value="18">
            <text:p>18</text:p>
          </table:table-cell>
          <table:table-cell table:style-name="ce2" table:formula="of:=([.B$7]+[.$A$1])*([.$A17]+[.$A$2])*([.$A$3])" office:value-type="float" office:value="66.0714285714286">
            <text:p>66</text:p>
          </table:table-cell>
          <table:table-cell table:style-name="ce2" table:formula="of:=([.C$7]+[.$A$1])*([.$A17]+[.$A$2])*([.$A$3])" office:value-type="float" office:value="71.3151927437642">
            <text:p>71</text:p>
          </table:table-cell>
          <table:table-cell table:style-name="ce2" table:formula="of:=([.D$7]+[.$A$1])*([.$A17]+[.$A$2])*([.$A$3])" office:value-type="float" office:value="76.5589569160998">
            <text:p>77</text:p>
          </table:table-cell>
          <table:table-cell table:style-name="ce2" table:formula="of:=([.E$7]+[.$A$1])*([.$A17]+[.$A$2])*([.$A$3])" office:value-type="float" office:value="81.8027210884354">
            <text:p>82</text:p>
          </table:table-cell>
          <table:table-cell table:style-name="ce2" table:formula="of:=([.F$7]+[.$A$1])*([.$A17]+[.$A$2])*([.$A$3])" office:value-type="float" office:value="87.046485260771">
            <text:p>87</text:p>
          </table:table-cell>
          <table:table-cell table:style-name="ce2" table:formula="of:=([.G$7]+[.$A$1])*([.$A17]+[.$A$2])*([.$A$3])" office:value-type="float" office:value="92.2902494331066">
            <text:p>92</text:p>
          </table:table-cell>
          <table:table-cell table:style-name="ce2" table:formula="of:=([.H$7]+[.$A$1])*([.$A17]+[.$A$2])*([.$A$3])" office:value-type="float" office:value="97.5340136054422">
            <text:p>98</text:p>
          </table:table-cell>
          <table:table-cell table:style-name="ce2" table:formula="of:=([.I$7]+[.$A$1])*([.$A17]+[.$A$2])*([.$A$3])" office:value-type="float" office:value="102.777777777778">
            <text:p>103</text:p>
          </table:table-cell>
          <table:table-cell table:style-name="ce2" table:formula="of:=([.J$7]+[.$A$1])*([.$A17]+[.$A$2])*([.$A$3])" office:value-type="float" office:value="108.021541950113">
            <text:p>108</text:p>
          </table:table-cell>
          <table:table-cell table:style-name="ce2" table:formula="of:=([.K$7]+[.$A$1])*([.$A17]+[.$A$2])*([.$A$3])" office:value-type="float" office:value="113.265306122449">
            <text:p>113</text:p>
          </table:table-cell>
          <table:table-cell table:style-name="ce2" table:formula="of:=([.L$7]+[.$A$1])*([.$A17]+[.$A$2])*([.$A$3])" office:value-type="float" office:value="118.509070294785">
            <text:p>119</text:p>
          </table:table-cell>
          <table:table-cell table:style-name="ce2" table:formula="of:=([.M$7]+[.$A$1])*([.$A17]+[.$A$2])*([.$A$3])" office:value-type="float" office:value="123.75283446712">
            <text:p>124</text:p>
          </table:table-cell>
          <table:table-cell table:style-name="ce2" table:formula="of:=([.N$7]+[.$A$1])*([.$A17]+[.$A$2])*([.$A$3])" office:value-type="float" office:value="128.996598639456">
            <text:p>129</text:p>
          </table:table-cell>
          <table:table-cell table:style-name="ce2" table:formula="of:=([.O$7]+[.$A$1])*([.$A17]+[.$A$2])*([.$A$3])" office:value-type="float" office:value="134.240362811791">
            <text:p>134</text:p>
          </table:table-cell>
          <table:table-cell table:style-name="ce2" table:formula="of:=([.P$7]+[.$A$1])*([.$A17]+[.$A$2])*([.$A$3])" office:value-type="float" office:value="139.484126984127">
            <text:p>139</text:p>
          </table:table-cell>
          <table:table-cell table:number-columns-repeated="3"/>
        </table:table-row>
        <table:table-row table:style-name="ro1">
          <table:table-cell table:style-name="ce1" table:formula="of:=[.A17]+2" office:value-type="float" office:value="20">
            <text:p>20</text:p>
          </table:table-cell>
          <table:table-cell table:style-name="ce2" table:formula="of:=([.B$7]+[.$A$1])*([.$A18]+[.$A$2])*([.$A$3])" office:value-type="float" office:value="67.8571428571429">
            <text:p>68</text:p>
          </table:table-cell>
          <table:table-cell table:style-name="ce2" table:formula="of:=([.C$7]+[.$A$1])*([.$A18]+[.$A$2])*([.$A$3])" office:value-type="float" office:value="73.2426303854875">
            <text:p>73</text:p>
          </table:table-cell>
          <table:table-cell table:style-name="ce2" table:formula="of:=([.D$7]+[.$A$1])*([.$A18]+[.$A$2])*([.$A$3])" office:value-type="float" office:value="78.6281179138322">
            <text:p>79</text:p>
          </table:table-cell>
          <table:table-cell table:style-name="ce2" table:formula="of:=([.E$7]+[.$A$1])*([.$A18]+[.$A$2])*([.$A$3])" office:value-type="float" office:value="84.0136054421769">
            <text:p>84</text:p>
          </table:table-cell>
          <table:table-cell table:style-name="ce2" table:formula="of:=([.F$7]+[.$A$1])*([.$A18]+[.$A$2])*([.$A$3])" office:value-type="float" office:value="89.3990929705216">
            <text:p>89</text:p>
          </table:table-cell>
          <table:table-cell table:style-name="ce2" table:formula="of:=([.G$7]+[.$A$1])*([.$A18]+[.$A$2])*([.$A$3])" office:value-type="float" office:value="94.7845804988662">
            <text:p>95</text:p>
          </table:table-cell>
          <table:table-cell table:style-name="ce2" table:formula="of:=([.H$7]+[.$A$1])*([.$A18]+[.$A$2])*([.$A$3])" office:value-type="float" office:value="100.170068027211">
            <text:p>100</text:p>
          </table:table-cell>
          <table:table-cell table:style-name="ce2" table:formula="of:=([.I$7]+[.$A$1])*([.$A18]+[.$A$2])*([.$A$3])" office:value-type="float" office:value="105.555555555556">
            <text:p>106</text:p>
          </table:table-cell>
          <table:table-cell table:style-name="ce2" table:formula="of:=([.J$7]+[.$A$1])*([.$A18]+[.$A$2])*([.$A$3])" office:value-type="float" office:value="110.9410430839">
            <text:p>111</text:p>
          </table:table-cell>
          <table:table-cell table:style-name="ce2" table:formula="of:=([.K$7]+[.$A$1])*([.$A18]+[.$A$2])*([.$A$3])" office:value-type="float" office:value="116.326530612245">
            <text:p>116</text:p>
          </table:table-cell>
          <table:table-cell table:style-name="ce2" table:formula="of:=([.L$7]+[.$A$1])*([.$A18]+[.$A$2])*([.$A$3])" office:value-type="float" office:value="121.71201814059">
            <text:p>122</text:p>
          </table:table-cell>
          <table:table-cell table:style-name="ce2" table:formula="of:=([.M$7]+[.$A$1])*([.$A18]+[.$A$2])*([.$A$3])" office:value-type="float" office:value="127.097505668934">
            <text:p>127</text:p>
          </table:table-cell>
          <table:table-cell table:style-name="ce2" table:formula="of:=([.N$7]+[.$A$1])*([.$A18]+[.$A$2])*([.$A$3])" office:value-type="float" office:value="132.482993197279">
            <text:p>132</text:p>
          </table:table-cell>
          <table:table-cell table:style-name="ce2" table:formula="of:=([.O$7]+[.$A$1])*([.$A18]+[.$A$2])*([.$A$3])" office:value-type="float" office:value="137.868480725624">
            <text:p>138</text:p>
          </table:table-cell>
          <table:table-cell table:style-name="ce2" table:formula="of:=([.P$7]+[.$A$1])*([.$A18]+[.$A$2])*([.$A$3])" office:value-type="float" office:value="143.253968253968">
            <text:p>143</text:p>
          </table:table-cell>
          <table:table-cell table:number-columns-repeated="3"/>
        </table:table-row>
        <table:table-row table:style-name="ro1">
          <table:table-cell table:style-name="ce1" table:formula="of:=[.A18]+2" office:value-type="float" office:value="22">
            <text:p>22</text:p>
          </table:table-cell>
          <table:table-cell table:style-name="ce2" table:formula="of:=([.B$7]+[.$A$1])*([.$A19]+[.$A$2])*([.$A$3])" office:value-type="float" office:value="69.6428571428572">
            <text:p>70</text:p>
          </table:table-cell>
          <table:table-cell table:style-name="ce2" table:formula="of:=([.C$7]+[.$A$1])*([.$A19]+[.$A$2])*([.$A$3])" office:value-type="float" office:value="75.1700680272109">
            <text:p>75</text:p>
          </table:table-cell>
          <table:table-cell table:style-name="ce2" table:formula="of:=([.D$7]+[.$A$1])*([.$A19]+[.$A$2])*([.$A$3])" office:value-type="float" office:value="80.6972789115646">
            <text:p>81</text:p>
          </table:table-cell>
          <table:table-cell table:style-name="ce2" table:formula="of:=([.E$7]+[.$A$1])*([.$A19]+[.$A$2])*([.$A$3])" office:value-type="float" office:value="86.2244897959184">
            <text:p>86</text:p>
          </table:table-cell>
          <table:table-cell table:style-name="ce2" table:formula="of:=([.F$7]+[.$A$1])*([.$A19]+[.$A$2])*([.$A$3])" office:value-type="float" office:value="91.7517006802721">
            <text:p>92</text:p>
          </table:table-cell>
          <table:table-cell table:style-name="ce2" table:formula="of:=([.G$7]+[.$A$1])*([.$A19]+[.$A$2])*([.$A$3])" office:value-type="float" office:value="97.2789115646259">
            <text:p>97</text:p>
          </table:table-cell>
          <table:table-cell table:style-name="ce2" table:formula="of:=([.H$7]+[.$A$1])*([.$A19]+[.$A$2])*([.$A$3])" office:value-type="float" office:value="102.80612244898">
            <text:p>103</text:p>
          </table:table-cell>
          <table:table-cell table:style-name="ce2" table:formula="of:=([.I$7]+[.$A$1])*([.$A19]+[.$A$2])*([.$A$3])" office:value-type="float" office:value="108.333333333333">
            <text:p>108</text:p>
          </table:table-cell>
          <table:table-cell table:style-name="ce2" table:formula="of:=([.J$7]+[.$A$1])*([.$A19]+[.$A$2])*([.$A$3])" office:value-type="float" office:value="113.860544217687">
            <text:p>114</text:p>
          </table:table-cell>
          <table:table-cell table:style-name="ce2" table:formula="of:=([.K$7]+[.$A$1])*([.$A19]+[.$A$2])*([.$A$3])" office:value-type="float" office:value="119.387755102041">
            <text:p>119</text:p>
          </table:table-cell>
          <table:table-cell table:style-name="ce2" table:formula="of:=([.L$7]+[.$A$1])*([.$A19]+[.$A$2])*([.$A$3])" office:value-type="float" office:value="124.914965986395">
            <text:p>125</text:p>
          </table:table-cell>
          <table:table-cell table:style-name="ce2" table:formula="of:=([.M$7]+[.$A$1])*([.$A19]+[.$A$2])*([.$A$3])" office:value-type="float" office:value="130.442176870748">
            <text:p>130</text:p>
          </table:table-cell>
          <table:table-cell table:style-name="ce2" table:formula="of:=([.N$7]+[.$A$1])*([.$A19]+[.$A$2])*([.$A$3])" office:value-type="float" office:value="135.969387755102">
            <text:p>136</text:p>
          </table:table-cell>
          <table:table-cell table:style-name="ce2" table:formula="of:=([.O$7]+[.$A$1])*([.$A19]+[.$A$2])*([.$A$3])" office:value-type="float" office:value="141.496598639456">
            <text:p>141</text:p>
          </table:table-cell>
          <table:table-cell table:style-name="ce2" table:formula="of:=([.P$7]+[.$A$1])*([.$A19]+[.$A$2])*([.$A$3])" office:value-type="float" office:value="147.02380952381">
            <text:p>147</text:p>
          </table:table-cell>
          <table:table-cell table:number-columns-repeated="3"/>
        </table:table-row>
        <table:table-row table:style-name="ro1">
          <table:table-cell table:style-name="ce1" table:formula="of:=[.A19]+2" office:value-type="float" office:value="24">
            <text:p>24</text:p>
          </table:table-cell>
          <table:table-cell table:style-name="ce2" table:formula="of:=([.B$7]+[.$A$1])*([.$A20]+[.$A$2])*([.$A$3])" office:value-type="float" office:value="71.4285714285714">
            <text:p>71</text:p>
          </table:table-cell>
          <table:table-cell table:style-name="ce2" table:formula="of:=([.C$7]+[.$A$1])*([.$A20]+[.$A$2])*([.$A$3])" office:value-type="float" office:value="77.0975056689342">
            <text:p>77</text:p>
          </table:table-cell>
          <table:table-cell table:style-name="ce2" table:formula="of:=([.D$7]+[.$A$1])*([.$A20]+[.$A$2])*([.$A$3])" office:value-type="float" office:value="82.7664399092971">
            <text:p>83</text:p>
          </table:table-cell>
          <table:table-cell table:style-name="ce2" table:formula="of:=([.E$7]+[.$A$1])*([.$A20]+[.$A$2])*([.$A$3])" office:value-type="float" office:value="88.4353741496599">
            <text:p>88</text:p>
          </table:table-cell>
          <table:table-cell table:style-name="ce2" table:formula="of:=([.F$7]+[.$A$1])*([.$A20]+[.$A$2])*([.$A$3])" office:value-type="float" office:value="94.1043083900227">
            <text:p>94</text:p>
          </table:table-cell>
          <table:table-cell table:style-name="ce2" table:formula="of:=([.G$7]+[.$A$1])*([.$A20]+[.$A$2])*([.$A$3])" office:value-type="float" office:value="99.7732426303855">
            <text:p>100</text:p>
          </table:table-cell>
          <table:table-cell table:style-name="ce2" table:formula="of:=([.H$7]+[.$A$1])*([.$A20]+[.$A$2])*([.$A$3])" office:value-type="float" office:value="105.442176870748">
            <text:p>105</text:p>
          </table:table-cell>
          <table:table-cell table:style-name="ce2" table:formula="of:=([.I$7]+[.$A$1])*([.$A20]+[.$A$2])*([.$A$3])" office:value-type="float" office:value="111.111111111111">
            <text:p>111</text:p>
          </table:table-cell>
          <table:table-cell table:style-name="ce2" table:formula="of:=([.J$7]+[.$A$1])*([.$A20]+[.$A$2])*([.$A$3])" office:value-type="float" office:value="116.780045351474">
            <text:p>117</text:p>
          </table:table-cell>
          <table:table-cell table:style-name="ce2" table:formula="of:=([.K$7]+[.$A$1])*([.$A20]+[.$A$2])*([.$A$3])" office:value-type="float" office:value="122.448979591837">
            <text:p>122</text:p>
          </table:table-cell>
          <table:table-cell table:style-name="ce2" table:formula="of:=([.L$7]+[.$A$1])*([.$A20]+[.$A$2])*([.$A$3])" office:value-type="float" office:value="128.1179138322">
            <text:p>128</text:p>
          </table:table-cell>
          <table:table-cell table:style-name="ce2" table:formula="of:=([.M$7]+[.$A$1])*([.$A20]+[.$A$2])*([.$A$3])" office:value-type="float" office:value="133.786848072562">
            <text:p>134</text:p>
          </table:table-cell>
          <table:table-cell table:style-name="ce2" table:formula="of:=([.N$7]+[.$A$1])*([.$A20]+[.$A$2])*([.$A$3])" office:value-type="float" office:value="139.455782312925">
            <text:p>139</text:p>
          </table:table-cell>
          <table:table-cell table:style-name="ce2" table:formula="of:=([.O$7]+[.$A$1])*([.$A20]+[.$A$2])*([.$A$3])" office:value-type="float" office:value="145.124716553288">
            <text:p>145</text:p>
          </table:table-cell>
          <table:table-cell table:style-name="ce2" table:formula="of:=([.P$7]+[.$A$1])*([.$A20]+[.$A$2])*([.$A$3])" office:value-type="float" office:value="150.793650793651">
            <text:p>151</text:p>
          </table:table-cell>
          <table:table-cell table:number-columns-repeated="3"/>
        </table:table-row>
        <table:table-row table:style-name="ro1">
          <table:table-cell table:style-name="ce1" table:formula="of:=[.A20]+2" office:value-type="float" office:value="26">
            <text:p>26</text:p>
          </table:table-cell>
          <table:table-cell table:style-name="ce2" table:formula="of:=([.B$7]+[.$A$1])*([.$A21]+[.$A$2])*([.$A$3])" office:value-type="float" office:value="73.2142857142857">
            <text:p>73</text:p>
          </table:table-cell>
          <table:table-cell table:style-name="ce2" table:formula="of:=([.C$7]+[.$A$1])*([.$A21]+[.$A$2])*([.$A$3])" office:value-type="float" office:value="79.0249433106576">
            <text:p>79</text:p>
          </table:table-cell>
          <table:table-cell table:style-name="ce2" table:formula="of:=([.D$7]+[.$A$1])*([.$A21]+[.$A$2])*([.$A$3])" office:value-type="float" office:value="84.8356009070295">
            <text:p>85</text:p>
          </table:table-cell>
          <table:table-cell table:style-name="ce2" table:formula="of:=([.E$7]+[.$A$1])*([.$A21]+[.$A$2])*([.$A$3])" office:value-type="float" office:value="90.6462585034014">
            <text:p>91</text:p>
          </table:table-cell>
          <table:table-cell table:style-name="ce2" table:formula="of:=([.F$7]+[.$A$1])*([.$A21]+[.$A$2])*([.$A$3])" office:value-type="float" office:value="96.4569160997733">
            <text:p>96</text:p>
          </table:table-cell>
          <table:table-cell table:style-name="ce2" table:formula="of:=([.G$7]+[.$A$1])*([.$A21]+[.$A$2])*([.$A$3])" office:value-type="float" office:value="102.267573696145">
            <text:p>102</text:p>
          </table:table-cell>
          <table:table-cell table:style-name="ce2" table:formula="of:=([.H$7]+[.$A$1])*([.$A21]+[.$A$2])*([.$A$3])" office:value-type="float" office:value="108.078231292517">
            <text:p>108</text:p>
          </table:table-cell>
          <table:table-cell table:style-name="ce2" table:formula="of:=([.I$7]+[.$A$1])*([.$A21]+[.$A$2])*([.$A$3])" office:value-type="float" office:value="113.888888888889">
            <text:p>114</text:p>
          </table:table-cell>
          <table:table-cell table:style-name="ce2" table:formula="of:=([.J$7]+[.$A$1])*([.$A21]+[.$A$2])*([.$A$3])" office:value-type="float" office:value="119.699546485261">
            <text:p>120</text:p>
          </table:table-cell>
          <table:table-cell table:style-name="ce2" table:formula="of:=([.K$7]+[.$A$1])*([.$A21]+[.$A$2])*([.$A$3])" office:value-type="float" office:value="125.510204081633">
            <text:p>126</text:p>
          </table:table-cell>
          <table:table-cell table:style-name="ce2" table:formula="of:=([.L$7]+[.$A$1])*([.$A21]+[.$A$2])*([.$A$3])" office:value-type="float" office:value="131.320861678005">
            <text:p>131</text:p>
          </table:table-cell>
          <table:table-cell table:style-name="ce2" table:formula="of:=([.M$7]+[.$A$1])*([.$A21]+[.$A$2])*([.$A$3])" office:value-type="float" office:value="137.131519274376">
            <text:p>137</text:p>
          </table:table-cell>
          <table:table-cell table:style-name="ce2" table:formula="of:=([.N$7]+[.$A$1])*([.$A21]+[.$A$2])*([.$A$3])" office:value-type="float" office:value="142.942176870748">
            <text:p>143</text:p>
          </table:table-cell>
          <table:table-cell table:style-name="ce2" table:formula="of:=([.O$7]+[.$A$1])*([.$A21]+[.$A$2])*([.$A$3])" office:value-type="float" office:value="148.75283446712">
            <text:p>149</text:p>
          </table:table-cell>
          <table:table-cell table:style-name="ce2" table:formula="of:=([.P$7]+[.$A$1])*([.$A21]+[.$A$2])*([.$A$3])" office:value-type="float" office:value="154.563492063492">
            <text:p>155</text:p>
          </table:table-cell>
          <table:table-cell table:number-columns-repeated="3"/>
        </table:table-row>
        <table:table-row table:style-name="ro1">
          <table:table-cell table:style-name="ce1" table:formula="of:=[.A21]+2" office:value-type="float" office:value="28">
            <text:p>28</text:p>
          </table:table-cell>
          <table:table-cell table:style-name="ce2" table:formula="of:=([.B$7]+[.$A$1])*([.$A22]+[.$A$2])*([.$A$3])" office:value-type="float" office:value="75">
            <text:p>75</text:p>
          </table:table-cell>
          <table:table-cell table:style-name="ce2" table:formula="of:=([.C$7]+[.$A$1])*([.$A22]+[.$A$2])*([.$A$3])" office:value-type="float" office:value="80.952380952381">
            <text:p>81</text:p>
          </table:table-cell>
          <table:table-cell table:style-name="ce2" table:formula="of:=([.D$7]+[.$A$1])*([.$A22]+[.$A$2])*([.$A$3])" office:value-type="float" office:value="86.9047619047619">
            <text:p>87</text:p>
          </table:table-cell>
          <table:table-cell table:style-name="ce2" table:formula="of:=([.E$7]+[.$A$1])*([.$A22]+[.$A$2])*([.$A$3])" office:value-type="float" office:value="92.8571428571429">
            <text:p>93</text:p>
          </table:table-cell>
          <table:table-cell table:style-name="ce2" table:formula="of:=([.F$7]+[.$A$1])*([.$A22]+[.$A$2])*([.$A$3])" office:value-type="float" office:value="98.8095238095238">
            <text:p>99</text:p>
          </table:table-cell>
          <table:table-cell table:style-name="ce2" table:formula="of:=([.G$7]+[.$A$1])*([.$A22]+[.$A$2])*([.$A$3])" office:value-type="float" office:value="104.761904761905">
            <text:p>105</text:p>
          </table:table-cell>
          <table:table-cell table:style-name="ce2" table:formula="of:=([.H$7]+[.$A$1])*([.$A22]+[.$A$2])*([.$A$3])" office:value-type="float" office:value="110.714285714286">
            <text:p>111</text:p>
          </table:table-cell>
          <table:table-cell table:style-name="ce2" table:formula="of:=([.I$7]+[.$A$1])*([.$A22]+[.$A$2])*([.$A$3])" office:value-type="float" office:value="116.666666666667">
            <text:p>117</text:p>
          </table:table-cell>
          <table:table-cell table:style-name="ce2" table:formula="of:=([.J$7]+[.$A$1])*([.$A22]+[.$A$2])*([.$A$3])" office:value-type="float" office:value="122.619047619048">
            <text:p>123</text:p>
          </table:table-cell>
          <table:table-cell table:style-name="ce2" table:formula="of:=([.K$7]+[.$A$1])*([.$A22]+[.$A$2])*([.$A$3])" office:value-type="float" office:value="128.571428571429">
            <text:p>129</text:p>
          </table:table-cell>
          <table:table-cell table:style-name="ce2" table:formula="of:=([.L$7]+[.$A$1])*([.$A22]+[.$A$2])*([.$A$3])" office:value-type="float" office:value="134.52380952381">
            <text:p>135</text:p>
          </table:table-cell>
          <table:table-cell table:style-name="ce2" table:formula="of:=([.M$7]+[.$A$1])*([.$A22]+[.$A$2])*([.$A$3])" office:value-type="float" office:value="140.47619047619">
            <text:p>140</text:p>
          </table:table-cell>
          <table:table-cell table:style-name="ce2" table:formula="of:=([.N$7]+[.$A$1])*([.$A22]+[.$A$2])*([.$A$3])" office:value-type="float" office:value="146.428571428571">
            <text:p>146</text:p>
          </table:table-cell>
          <table:table-cell table:style-name="ce2" table:formula="of:=([.O$7]+[.$A$1])*([.$A22]+[.$A$2])*([.$A$3])" office:value-type="float" office:value="152.380952380952">
            <text:p>152</text:p>
          </table:table-cell>
          <table:table-cell table:style-name="ce2" table:formula="of:=([.P$7]+[.$A$1])*([.$A22]+[.$A$2])*([.$A$3])" office:value-type="float" office:value="158.333333333333">
            <text:p>158</text:p>
          </table:table-cell>
          <table:table-cell table:number-columns-repeated="3"/>
        </table:table-row>
        <table:table-row table:style-name="ro1">
          <table:table-cell table:style-name="ce1" table:formula="of:=[.A22]+2" office:value-type="float" office:value="30">
            <text:p>30</text:p>
          </table:table-cell>
          <table:table-cell table:style-name="ce2" table:formula="of:=([.B$7]+[.$A$1])*([.$A23]+[.$A$2])*([.$A$3])" office:value-type="float" office:value="76.7857142857143">
            <text:p>77</text:p>
          </table:table-cell>
          <table:table-cell table:style-name="ce2" table:formula="of:=([.C$7]+[.$A$1])*([.$A23]+[.$A$2])*([.$A$3])" office:value-type="float" office:value="82.8798185941043">
            <text:p>83</text:p>
          </table:table-cell>
          <table:table-cell table:style-name="ce2" table:formula="of:=([.D$7]+[.$A$1])*([.$A23]+[.$A$2])*([.$A$3])" office:value-type="float" office:value="88.9739229024943">
            <text:p>89</text:p>
          </table:table-cell>
          <table:table-cell table:style-name="ce2" table:formula="of:=([.E$7]+[.$A$1])*([.$A23]+[.$A$2])*([.$A$3])" office:value-type="float" office:value="95.0680272108844">
            <text:p>95</text:p>
          </table:table-cell>
          <table:table-cell table:style-name="ce2" table:formula="of:=([.F$7]+[.$A$1])*([.$A23]+[.$A$2])*([.$A$3])" office:value-type="float" office:value="101.162131519274">
            <text:p>101</text:p>
          </table:table-cell>
          <table:table-cell table:style-name="ce2" table:formula="of:=([.G$7]+[.$A$1])*([.$A23]+[.$A$2])*([.$A$3])" office:value-type="float" office:value="107.256235827664">
            <text:p>107</text:p>
          </table:table-cell>
          <table:table-cell table:style-name="ce2" table:formula="of:=([.H$7]+[.$A$1])*([.$A23]+[.$A$2])*([.$A$3])" office:value-type="float" office:value="113.350340136054">
            <text:p>113</text:p>
          </table:table-cell>
          <table:table-cell table:style-name="ce2" table:formula="of:=([.I$7]+[.$A$1])*([.$A23]+[.$A$2])*([.$A$3])" office:value-type="float" office:value="119.444444444444">
            <text:p>119</text:p>
          </table:table-cell>
          <table:table-cell table:style-name="ce2" table:formula="of:=([.J$7]+[.$A$1])*([.$A23]+[.$A$2])*([.$A$3])" office:value-type="float" office:value="125.538548752834">
            <text:p>126</text:p>
          </table:table-cell>
          <table:table-cell table:style-name="ce2" table:formula="of:=([.K$7]+[.$A$1])*([.$A23]+[.$A$2])*([.$A$3])" office:value-type="float" office:value="131.632653061225">
            <text:p>132</text:p>
          </table:table-cell>
          <table:table-cell table:style-name="ce2" table:formula="of:=([.L$7]+[.$A$1])*([.$A23]+[.$A$2])*([.$A$3])" office:value-type="float" office:value="137.726757369615">
            <text:p>138</text:p>
          </table:table-cell>
          <table:table-cell table:style-name="ce2" table:formula="of:=([.M$7]+[.$A$1])*([.$A23]+[.$A$2])*([.$A$3])" office:value-type="float" office:value="143.820861678005">
            <text:p>144</text:p>
          </table:table-cell>
          <table:table-cell table:style-name="ce2" table:formula="of:=([.N$7]+[.$A$1])*([.$A23]+[.$A$2])*([.$A$3])" office:value-type="float" office:value="149.914965986395">
            <text:p>150</text:p>
          </table:table-cell>
          <table:table-cell table:style-name="ce2" table:formula="of:=([.O$7]+[.$A$1])*([.$A23]+[.$A$2])*([.$A$3])" office:value-type="float" office:value="156.009070294785">
            <text:p>156</text:p>
          </table:table-cell>
          <table:table-cell table:style-name="ce2" table:formula="of:=([.P$7]+[.$A$1])*([.$A23]+[.$A$2])*([.$A$3])" office:value-type="float" office:value="162.103174603175">
            <text:p>162</text:p>
          </table:table-cell>
          <table:table-cell table:number-columns-repeated="3"/>
        </table:table-row>
        <table:table-row table:style-name="ro1">
          <table:table-cell table:style-name="ce1" table:formula="of:=[.A23]+2" office:value-type="float" office:value="32">
            <text:p>32</text:p>
          </table:table-cell>
          <table:table-cell table:style-name="ce2" table:formula="of:=([.B$7]+[.$A$1])*([.$A24]+[.$A$2])*([.$A$3])" office:value-type="float" office:value="78.5714285714286">
            <text:p>79</text:p>
          </table:table-cell>
          <table:table-cell table:style-name="ce2" table:formula="of:=([.C$7]+[.$A$1])*([.$A24]+[.$A$2])*([.$A$3])" office:value-type="float" office:value="84.8072562358277">
            <text:p>85</text:p>
          </table:table-cell>
          <table:table-cell table:style-name="ce2" table:formula="of:=([.D$7]+[.$A$1])*([.$A24]+[.$A$2])*([.$A$3])" office:value-type="float" office:value="91.0430839002268">
            <text:p>91</text:p>
          </table:table-cell>
          <table:table-cell table:style-name="ce2" table:formula="of:=([.E$7]+[.$A$1])*([.$A24]+[.$A$2])*([.$A$3])" office:value-type="float" office:value="97.2789115646259">
            <text:p>97</text:p>
          </table:table-cell>
          <table:table-cell table:style-name="ce2" table:formula="of:=([.F$7]+[.$A$1])*([.$A24]+[.$A$2])*([.$A$3])" office:value-type="float" office:value="103.514739229025">
            <text:p>104</text:p>
          </table:table-cell>
          <table:table-cell table:style-name="ce2" table:formula="of:=([.G$7]+[.$A$1])*([.$A24]+[.$A$2])*([.$A$3])" office:value-type="float" office:value="109.750566893424">
            <text:p>110</text:p>
          </table:table-cell>
          <table:table-cell table:style-name="ce2" table:formula="of:=([.H$7]+[.$A$1])*([.$A24]+[.$A$2])*([.$A$3])" office:value-type="float" office:value="115.986394557823">
            <text:p>116</text:p>
          </table:table-cell>
          <table:table-cell table:style-name="ce2" table:formula="of:=([.I$7]+[.$A$1])*([.$A24]+[.$A$2])*([.$A$3])" office:value-type="float" office:value="122.222222222222">
            <text:p>122</text:p>
          </table:table-cell>
          <table:table-cell table:style-name="ce2" table:formula="of:=([.J$7]+[.$A$1])*([.$A24]+[.$A$2])*([.$A$3])" office:value-type="float" office:value="128.458049886621">
            <text:p>128</text:p>
          </table:table-cell>
          <table:table-cell table:style-name="ce2" table:formula="of:=([.K$7]+[.$A$1])*([.$A24]+[.$A$2])*([.$A$3])" office:value-type="float" office:value="134.69387755102">
            <text:p>135</text:p>
          </table:table-cell>
          <table:table-cell table:style-name="ce2" table:formula="of:=([.L$7]+[.$A$1])*([.$A24]+[.$A$2])*([.$A$3])" office:value-type="float" office:value="140.92970521542">
            <text:p>141</text:p>
          </table:table-cell>
          <table:table-cell table:style-name="ce2" table:formula="of:=([.M$7]+[.$A$1])*([.$A24]+[.$A$2])*([.$A$3])" office:value-type="float" office:value="147.165532879819">
            <text:p>147</text:p>
          </table:table-cell>
          <table:table-cell table:style-name="ce2" table:formula="of:=([.N$7]+[.$A$1])*([.$A24]+[.$A$2])*([.$A$3])" office:value-type="float" office:value="153.401360544218">
            <text:p>153</text:p>
          </table:table-cell>
          <table:table-cell table:style-name="ce2" table:formula="of:=([.O$7]+[.$A$1])*([.$A24]+[.$A$2])*([.$A$3])" office:value-type="float" office:value="159.637188208617">
            <text:p>160</text:p>
          </table:table-cell>
          <table:table-cell table:style-name="ce2" table:formula="of:=([.P$7]+[.$A$1])*([.$A24]+[.$A$2])*([.$A$3])" office:value-type="float" office:value="165.873015873016">
            <text:p>166</text:p>
          </table:table-cell>
          <table:table-cell table:number-columns-repeated="3"/>
        </table:table-row>
        <table:table-row table:style-name="ro1">
          <table:table-cell table:style-name="ce1" table:formula="of:=[.A24]+2" office:value-type="float" office:value="34">
            <text:p>34</text:p>
          </table:table-cell>
          <table:table-cell table:style-name="ce2" table:formula="of:=([.B$7]+[.$A$1])*([.$A25]+[.$A$2])*([.$A$3])" office:value-type="float" office:value="80.3571428571429">
            <text:p>80</text:p>
          </table:table-cell>
          <table:table-cell table:style-name="ce2" table:formula="of:=([.C$7]+[.$A$1])*([.$A25]+[.$A$2])*([.$A$3])" office:value-type="float" office:value="86.734693877551">
            <text:p>87</text:p>
          </table:table-cell>
          <table:table-cell table:style-name="ce2" table:formula="of:=([.D$7]+[.$A$1])*([.$A25]+[.$A$2])*([.$A$3])" office:value-type="float" office:value="93.1122448979592">
            <text:p>93</text:p>
          </table:table-cell>
          <table:table-cell table:style-name="ce2" table:formula="of:=([.E$7]+[.$A$1])*([.$A25]+[.$A$2])*([.$A$3])" office:value-type="float" office:value="99.4897959183674">
            <text:p>99</text:p>
          </table:table-cell>
          <table:table-cell table:style-name="ce2" table:formula="of:=([.F$7]+[.$A$1])*([.$A25]+[.$A$2])*([.$A$3])" office:value-type="float" office:value="105.867346938776">
            <text:p>106</text:p>
          </table:table-cell>
          <table:table-cell table:style-name="ce2" table:formula="of:=([.G$7]+[.$A$1])*([.$A25]+[.$A$2])*([.$A$3])" office:value-type="float" office:value="112.244897959184">
            <text:p>112</text:p>
          </table:table-cell>
          <table:table-cell table:style-name="ce2" table:formula="of:=([.H$7]+[.$A$1])*([.$A25]+[.$A$2])*([.$A$3])" office:value-type="float" office:value="118.622448979592">
            <text:p>119</text:p>
          </table:table-cell>
          <table:table-cell table:style-name="ce2" table:formula="of:=([.I$7]+[.$A$1])*([.$A25]+[.$A$2])*([.$A$3])" office:value-type="float" office:value="125">
            <text:p>125</text:p>
          </table:table-cell>
          <table:table-cell table:style-name="ce2" table:formula="of:=([.J$7]+[.$A$1])*([.$A25]+[.$A$2])*([.$A$3])" office:value-type="float" office:value="131.377551020408">
            <text:p>131</text:p>
          </table:table-cell>
          <table:table-cell table:style-name="ce2" table:formula="of:=([.K$7]+[.$A$1])*([.$A25]+[.$A$2])*([.$A$3])" office:value-type="float" office:value="137.755102040816">
            <text:p>138</text:p>
          </table:table-cell>
          <table:table-cell table:style-name="ce2" table:formula="of:=([.L$7]+[.$A$1])*([.$A25]+[.$A$2])*([.$A$3])" office:value-type="float" office:value="144.132653061225">
            <text:p>144</text:p>
          </table:table-cell>
          <table:table-cell table:style-name="ce2" table:formula="of:=([.M$7]+[.$A$1])*([.$A25]+[.$A$2])*([.$A$3])" office:value-type="float" office:value="150.510204081633">
            <text:p>151</text:p>
          </table:table-cell>
          <table:table-cell table:style-name="ce2" table:formula="of:=([.N$7]+[.$A$1])*([.$A25]+[.$A$2])*([.$A$3])" office:value-type="float" office:value="156.887755102041">
            <text:p>157</text:p>
          </table:table-cell>
          <table:table-cell table:style-name="ce2" table:formula="of:=([.O$7]+[.$A$1])*([.$A25]+[.$A$2])*([.$A$3])" office:value-type="float" office:value="163.265306122449">
            <text:p>163</text:p>
          </table:table-cell>
          <table:table-cell table:style-name="ce2" table:formula="of:=([.P$7]+[.$A$1])*([.$A25]+[.$A$2])*([.$A$3])" office:value-type="float" office:value="169.642857142857">
            <text:p>170</text:p>
          </table:table-cell>
          <table:table-cell table:number-columns-repeated="3"/>
        </table:table-row>
        <table:table-row table:style-name="ro1">
          <table:table-cell table:style-name="ce1" table:formula="of:=[.A25]+2" office:value-type="float" office:value="36">
            <text:p>36</text:p>
          </table:table-cell>
          <table:table-cell table:style-name="ce2" table:formula="of:=([.B$7]+[.$A$1])*([.$A26]+[.$A$2])*([.$A$3])" office:value-type="float" office:value="82.1428571428572">
            <text:p>82</text:p>
          </table:table-cell>
          <table:table-cell table:style-name="ce2" table:formula="of:=([.C$7]+[.$A$1])*([.$A26]+[.$A$2])*([.$A$3])" office:value-type="float" office:value="88.6621315192744">
            <text:p>89</text:p>
          </table:table-cell>
          <table:table-cell table:style-name="ce2" table:formula="of:=([.D$7]+[.$A$1])*([.$A26]+[.$A$2])*([.$A$3])" office:value-type="float" office:value="95.1814058956916">
            <text:p>95</text:p>
          </table:table-cell>
          <table:table-cell table:style-name="ce2" table:formula="of:=([.E$7]+[.$A$1])*([.$A26]+[.$A$2])*([.$A$3])" office:value-type="float" office:value="101.700680272109">
            <text:p>102</text:p>
          </table:table-cell>
          <table:table-cell table:style-name="ce2" table:formula="of:=([.F$7]+[.$A$1])*([.$A26]+[.$A$2])*([.$A$3])" office:value-type="float" office:value="108.219954648526">
            <text:p>108</text:p>
          </table:table-cell>
          <table:table-cell table:style-name="ce2" table:formula="of:=([.G$7]+[.$A$1])*([.$A26]+[.$A$2])*([.$A$3])" office:value-type="float" office:value="114.739229024943">
            <text:p>115</text:p>
          </table:table-cell>
          <table:table-cell table:style-name="ce2" table:formula="of:=([.H$7]+[.$A$1])*([.$A26]+[.$A$2])*([.$A$3])" office:value-type="float" office:value="121.258503401361">
            <text:p>121</text:p>
          </table:table-cell>
          <table:table-cell table:style-name="ce2" table:formula="of:=([.I$7]+[.$A$1])*([.$A26]+[.$A$2])*([.$A$3])" office:value-type="float" office:value="127.777777777778">
            <text:p>128</text:p>
          </table:table-cell>
          <table:table-cell table:style-name="ce2" table:formula="of:=([.J$7]+[.$A$1])*([.$A26]+[.$A$2])*([.$A$3])" office:value-type="float" office:value="134.297052154195">
            <text:p>134</text:p>
          </table:table-cell>
          <table:table-cell table:style-name="ce2" table:formula="of:=([.K$7]+[.$A$1])*([.$A26]+[.$A$2])*([.$A$3])" office:value-type="float" office:value="140.816326530612">
            <text:p>141</text:p>
          </table:table-cell>
          <table:table-cell table:style-name="ce2" table:formula="of:=([.L$7]+[.$A$1])*([.$A26]+[.$A$2])*([.$A$3])" office:value-type="float" office:value="147.335600907029">
            <text:p>147</text:p>
          </table:table-cell>
          <table:table-cell table:style-name="ce2" table:formula="of:=([.M$7]+[.$A$1])*([.$A26]+[.$A$2])*([.$A$3])" office:value-type="float" office:value="153.854875283447">
            <text:p>154</text:p>
          </table:table-cell>
          <table:table-cell table:style-name="ce2" table:formula="of:=([.N$7]+[.$A$1])*([.$A26]+[.$A$2])*([.$A$3])" office:value-type="float" office:value="160.374149659864">
            <text:p>160</text:p>
          </table:table-cell>
          <table:table-cell table:style-name="ce2" table:formula="of:=([.O$7]+[.$A$1])*([.$A26]+[.$A$2])*([.$A$3])" office:value-type="float" office:value="166.893424036281">
            <text:p>167</text:p>
          </table:table-cell>
          <table:table-cell table:style-name="ce2" table:formula="of:=([.P$7]+[.$A$1])*([.$A26]+[.$A$2])*([.$A$3])" office:value-type="float" office:value="173.412698412698">
            <text:p>173</text:p>
          </table:table-cell>
          <table:table-cell table:number-columns-repeated="3"/>
        </table:table-row>
        <table:table-row table:style-name="ro1">
          <table:table-cell table:style-name="ce1" table:formula="of:=[.A26]+2" office:value-type="float" office:value="38">
            <text:p>38</text:p>
          </table:table-cell>
          <table:table-cell table:style-name="ce2" table:formula="of:=([.B$7]+[.$A$1])*([.$A27]+[.$A$2])*([.$A$3])" office:value-type="float" office:value="83.9285714285714">
            <text:p>84</text:p>
          </table:table-cell>
          <table:table-cell table:style-name="ce2" table:formula="of:=([.C$7]+[.$A$1])*([.$A27]+[.$A$2])*([.$A$3])" office:value-type="float" office:value="90.5895691609977">
            <text:p>91</text:p>
          </table:table-cell>
          <table:table-cell table:style-name="ce2" table:formula="of:=([.D$7]+[.$A$1])*([.$A27]+[.$A$2])*([.$A$3])" office:value-type="float" office:value="97.250566893424">
            <text:p>97</text:p>
          </table:table-cell>
          <table:table-cell table:style-name="ce2" table:formula="of:=([.E$7]+[.$A$1])*([.$A27]+[.$A$2])*([.$A$3])" office:value-type="float" office:value="103.91156462585">
            <text:p>104</text:p>
          </table:table-cell>
          <table:table-cell table:style-name="ce2" table:formula="of:=([.F$7]+[.$A$1])*([.$A27]+[.$A$2])*([.$A$3])" office:value-type="float" office:value="110.572562358277">
            <text:p>111</text:p>
          </table:table-cell>
          <table:table-cell table:style-name="ce2" table:formula="of:=([.G$7]+[.$A$1])*([.$A27]+[.$A$2])*([.$A$3])" office:value-type="float" office:value="117.233560090703">
            <text:p>117</text:p>
          </table:table-cell>
          <table:table-cell table:style-name="ce2" table:formula="of:=([.H$7]+[.$A$1])*([.$A27]+[.$A$2])*([.$A$3])" office:value-type="float" office:value="123.894557823129">
            <text:p>124</text:p>
          </table:table-cell>
          <table:table-cell table:style-name="ce2" table:formula="of:=([.I$7]+[.$A$1])*([.$A27]+[.$A$2])*([.$A$3])" office:value-type="float" office:value="130.555555555556">
            <text:p>131</text:p>
          </table:table-cell>
          <table:table-cell table:style-name="ce2" table:formula="of:=([.J$7]+[.$A$1])*([.$A27]+[.$A$2])*([.$A$3])" office:value-type="float" office:value="137.216553287982">
            <text:p>137</text:p>
          </table:table-cell>
          <table:table-cell table:style-name="ce2" table:formula="of:=([.K$7]+[.$A$1])*([.$A27]+[.$A$2])*([.$A$3])" office:value-type="float" office:value="143.877551020408">
            <text:p>144</text:p>
          </table:table-cell>
          <table:table-cell table:style-name="ce2" table:formula="of:=([.L$7]+[.$A$1])*([.$A27]+[.$A$2])*([.$A$3])" office:value-type="float" office:value="150.538548752834">
            <text:p>151</text:p>
          </table:table-cell>
          <table:table-cell table:style-name="ce2" table:formula="of:=([.M$7]+[.$A$1])*([.$A27]+[.$A$2])*([.$A$3])" office:value-type="float" office:value="157.199546485261">
            <text:p>157</text:p>
          </table:table-cell>
          <table:table-cell table:style-name="ce2" table:formula="of:=([.N$7]+[.$A$1])*([.$A27]+[.$A$2])*([.$A$3])" office:value-type="float" office:value="163.860544217687">
            <text:p>164</text:p>
          </table:table-cell>
          <table:table-cell table:style-name="ce2" table:formula="of:=([.O$7]+[.$A$1])*([.$A27]+[.$A$2])*([.$A$3])" office:value-type="float" office:value="170.521541950113">
            <text:p>171</text:p>
          </table:table-cell>
          <table:table-cell table:style-name="ce2" table:formula="of:=([.P$7]+[.$A$1])*([.$A27]+[.$A$2])*([.$A$3])" office:value-type="float" office:value="177.18253968254">
            <text:p>177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2"/>
          <table:table-cell table:style-name="Default"/>
          <table:table-cell table:number-columns-repeated="15"/>
        </table:table-row>
        <table:table-row table:style-name="ro1" table:number-rows-repeated="1048547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Sheet2" table:style-name="ta1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3">03.09.2011</text:date>, <text:time>14:48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02T10:22:42</meta:creation-date>
    <dc:date>2011-09-03T14:48:46</dc:date>
    <meta:editing-duration>PT1H28M44S</meta:editing-duration>
    <meta:editing-cycles>18</meta:editing-cycles>
    <meta:generator>LibreOffice/3.4$Unix LibreOffice_project/340m1$Build-12</meta:generator>
    <meta:document-statistic meta:table-count="3" meta:cell-count="344" meta:object-count="0"/>
  </office:meta>
</office:document-meta>
</file>